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ll_results_vgg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T1 accuracy</text:p>
          </table:table-cell>
          <table:table-cell office:value-type="string" calcext:value-type="string">
            <text:p>T1 p value</text:p>
          </table:table-cell>
          <table:table-cell office:value-type="string" calcext:value-type="string">
            <text:p>T5 accuracy</text:p>
          </table:table-cell>
          <table:table-cell office:value-type="string" calcext:value-type="string">
            <text:p>T5 p value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Human clicks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Machine clicks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bu saliency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Human clicks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Machine clicks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bu saliency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Human click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Machine click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bu salienc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no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Human clicks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Machine clicks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bu saliency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</table:table>
      <table:table table:name="overlap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MIRCs &amp; Human Clicks Exp 1</text:p>
          </table:table-cell>
          <table:table-cell office:value-type="string" calcext:value-type="string">
            <text:p>MIRCs &amp; Human Clicks Exp 2</text:p>
          </table:table-cell>
          <table:table-cell office:value-type="string" calcext:value-type="string">
            <text:p>MIRCs &amp; Saliency</text:p>
          </table:table-cell>
          <table:table-cell/>
          <table:table-cell office:value-type="string" calcext:value-type="string">
            <text:p>MIRCs &amp; Human Clicks Exp 1 size</text:p>
          </table:table-cell>
          <table:table-cell office:value-type="string" calcext:value-type="string">
            <text:p>MIRCs &amp; Human Clicks Exp 2 size</text:p>
          </table:table-cell>
          <table:table-cell office:value-type="string" calcext:value-type="string">
            <text:p>MIRCs &amp; Saliency size</text:p>
          </table:table-cell>
        </table:table-row>
        <table:table-row table:style-name="ro1">
          <table:table-cell office:value-type="string" calcext:value-type="string">
            <text:p>car doo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0.391304347826087" calcext:value-type="float">
            <text:p>0.391304347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e</text:p>
          </table:table-cell>
          <table:table-cell office:value-type="float" office:value="0.80952380952381" calcext:value-type="float">
            <text:p>0.8095238095</text:p>
          </table:table-cell>
          <table:table-cell table:number-columns-repeated="3"/>
          <table:table-cell office:value-type="float" office:value="5043" calcext:value-type="float">
            <text:p>5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e</text:p>
          </table:table-cell>
          <table:table-cell office:value-type="float" office:value="0.210526315789474" calcext:value-type="float">
            <text:p>0.2105263158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es</text:p>
          </table:table-cell>
          <table:table-cell office:value-type="float" office:value="0.85" calcext:value-type="float">
            <text:p>0.85</text:p>
          </table:table-cell>
          <table:table-cell table:number-columns-repeated="3"/>
          <table:table-cell office:value-type="float" office:value="2333" calcext:value-type="float">
            <text:p>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5547" calcext:value-type="float">
            <text:p>5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769230769230769" calcext:value-type="float">
            <text:p>0.7692307692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</text:p>
          </table:table-cell>
          <table:table-cell office:value-type="float" office:value="0.625" calcext:value-type="float">
            <text:p>0.625</text:p>
          </table:table-cell>
          <table:table-cell table:number-columns-repeated="3"/>
          <table:table-cell office:value-type="float" office:value="1295" calcext:value-type="float">
            <text:p>1295</text:p>
          </table:table-cell>
          <table:table-cell table:number-columns-repeated="2"/>
        </table:table-row>
      </table:table>
      <table:table table:name="all_results_full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T1 accuracy</text:p>
          </table:table-cell>
          <table:table-cell office:value-type="string" calcext:value-type="string">
            <text:p>T1 p value</text:p>
          </table:table-cell>
          <table:table-cell office:value-type="string" calcext:value-type="string">
            <text:p>T5 accuracy</text:p>
          </table:table-cell>
          <table:table-cell office:value-type="string" calcext:value-type="string">
            <text:p>T5 p value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Human clicks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Machine clicks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bu saliency</text:p>
          </table:table-cell>
          <table:table-cell office:value-type="string" calcext:value-type="string">
            <text:p>?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labelm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 and labelm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Human clicks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Machine clicks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bu saliency</text:p>
          </table:table-cell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labelme</text:p>
          </table:table-cell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 and labelme</text:p>
          </table:table-cell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Human click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Machine click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bu saliency</text:p>
          </table:table-cell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labelme</text:p>
          </table:table-cell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 and labelme</text:p>
          </table:table-cell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no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Human clicks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Machine clicks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bu saliency</text:p>
          </table:table-cell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labelme</text:p>
          </table:table-cell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office:value-type="string" calcext:value-type="string">
            <text:p>Vgg 19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 and labelme</text:p>
          </table:table-cell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/>
        </table:table-row>
        <table:table-row table:style-name="ro1" table:number-rows-repeated="8">
          <table:table-cell table:number-columns-repeated="7"/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 and labelm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 and 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 and 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no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 and 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 and 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 and labelm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2:27:40.987374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2:07:25.298740575</meta:creation-date>
    <dc:date>2016-11-02T15:16:13.002425973</dc:date>
    <meta:editing-duration>P2DT22H26M20S</meta:editing-duration>
    <meta:editing-cycles>17</meta:editing-cycles>
    <meta:generator>LibreOffice/4.2.8.2$Linux_X86_64 LibreOffice_project/420m0$Build-2</meta:generator>
    <meta:document-statistic meta:table-count="3" meta:cell-count="360" meta:object-count="0"/>
  </office:meta>
</office:document-meta>
</file>